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198in"/>
      <style:text-properties fo:color="#ce9178" style:font-name="Droid Sans Mono" fo:font-size="10.5pt" fo:font-weight="normal" officeooo:rsid="00105abd" officeooo:paragraph-rsid="00105abd" fo:background-color="#1e1e1e"/>
    </style:style>
    <style:style style:name="P3" style:family="paragraph" style:parent-style-name="Standard">
      <style:paragraph-properties style:line-height-at-least="0.198in"/>
      <style:text-properties fo:color="#d4d4d4" fo:background-color="#1e1e1e"/>
    </style:style>
    <style:style style:name="P4" style:family="paragraph" style:parent-style-name="Standard">
      <style:text-properties officeooo:rsid="001218f7" officeooo:paragraph-rsid="001218f7"/>
    </style:style>
    <style:style style:name="T1" style:family="text">
      <style:text-properties fo:color="#9cdcfe"/>
    </style:style>
    <style:style style:name="T2" style:family="text">
      <style:text-properties fo:color="#9cdcfe" style:font-name="Droid Sans Mono" fo:font-size="10.5pt" fo:font-weight="normal"/>
    </style:style>
    <style:style style:name="T3" style:family="text">
      <style:text-properties fo:color="#ce9178"/>
    </style:style>
    <style:style style:name="T4" style:family="text">
      <style:text-properties fo:color="#ce9178" style:font-name="Droid Sans Mono" fo:font-size="10.5pt" fo:font-weight="normal"/>
    </style:style>
    <style:style style:name="T5" style:family="text">
      <style:text-properties fo:color="#569cd6"/>
    </style:style>
    <style:style style:name="T6" style:family="text">
      <style:text-properties fo:color="#dcdcaa"/>
    </style:style>
    <style:style style:name="T7" style:family="text">
      <style:text-properties fo:color="#dcdcaa" style:font-name="Droid Sans Mono" fo:font-size="10.5pt" fo:font-weight="normal"/>
    </style:style>
    <style:style style:name="T8" style:family="text">
      <style:text-properties fo:color="#b5cea8"/>
    </style:style>
    <style:style style:name="T9" style:family="text">
      <style:text-properties fo:color="#b5cea8" style:font-name="Droid Sans Mono" fo:font-size="10.5pt" fo:font-weight="normal"/>
    </style:style>
    <style:style style:name="T10" style:family="text">
      <style:text-properties style:font-name="Droid Sans Mono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ata-wow-delay</text:span>=<text:span text:style-name="T3">"</text:span><text:span text:style-name="T5">&lt;?php</text:span> <text:span text:style-name="T6">echo</text:span> (<text:span text:style-name="T1">$i</text:span>!==<text:span text:style-name="T8">1</text:span>)?(<text:span text:style-name="T1">$i</text:span>/<text:span text:style-name="T8">3</text:span>).<text:span text:style-name="T3">'s'</text:span>:<text:span text:style-name="T3">""</text:span>; <text:span text:style-name="T5">?&gt;</text:span><text:span text:style-name="T3">"</text:span></text:p>
      <text:p text:style-name="P2">câu lệnh để cho animation từng thành phần khi sử dụng repeater cho html</text:p>
      <text:p text:style-name="Standard"/>
      <text:p text:style-name="Standard"/>
      <text:p text:style-name="P4">trường hợp nằm trong echo:</text:p>
      <text:p text:style-name="P3"> <text:span text:style-name="T7">echo</text:span><text:span text:style-name="T10"> </text:span><text:span text:style-name="T4">'&lt;div class="col-lg-12 col-md-12 col-sm-12 wow fadeInUp" data-wow-duration="2.5s" data-wow-delay="'</text:span><text:span text:style-name="T10">.(</text:span><text:span text:style-name="T2">$i</text:span><text:span text:style-name="T10">!==</text:span><text:span text:style-name="T9">1</text:span><text:span text:style-name="T10">)?(</text:span><text:span text:style-name="T2">$i</text:span><text:span text:style-name="T10">-</text:span><text:span text:style-name="T9">1</text:span><text:span text:style-name="T10">).</text:span><text:span text:style-name="T4">'s'</text:span><text:span text:style-name="T10">:</text:span><text:span text:style-name="T4">""</text:span><text:span text:style-name="T10">.</text:span><text:span text:style-name="T4">';"&gt;'</text:span><text:span text:style-name="T10">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5:22:45.475027989</meta:creation-date>
    <dc:date>2019-10-09T16:27:37.623032234</dc:date>
    <meta:editing-duration>PT2M32S</meta:editing-duration>
    <meta:editing-cycles>2</meta:editing-cycles>
    <meta:generator>LibreOffice/6.2.7.1$Linux_X86_64 LibreOffice_project/20$Build-1</meta:generator>
    <meta:document-statistic meta:table-count="0" meta:image-count="0" meta:object-count="0" meta:page-count="1" meta:paragraph-count="4" meta:word-count="32" meta:character-count="286" meta:non-whitespace-character-count="257"/>
  </office:meta>
</office:document-meta>
</file>